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fenced open="[" close="]">
                <mrow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fenced>
              <mn>2</mn>
            </msup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fenced open="∣" close="〉">
              <mrow>
                <msubsup>
                  <mo stretchy="false">ϕ</mo>
                  <mrow>
                    <msub>
                      <mo stretchy="false">α</mo>
                      <mi>N</mi>
                    </msub>
                  </mrow>
                  <mrow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=</mo>
              <mi/>
            </mrow>
            <mfenced open="∣" close="〉">
              <mrow>
                <msubsup>
                  <mo stretchy="false">ϕ</mo>
                  <mrow>
                    <msub>
                      <mo stretchy="false">α</mo>
                      <mi>N</mi>
                    </msub>
                  </mrow>
                  <mrow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</mrow>
        </mtd>
      </mtr>
      <mtr>
        <mtd>
          <mrow>
            <mo stretchy="false">⇒</mo>
            <mi/>
            <msup>
              <mfenced open="[" close="]">
                <mrow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fenced>
              <mn>2</mn>
            </msup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bsup>
          </mrow>
        </mtd>
      </mtr>
    </mtable>
    <annotation encoding="StarMath 5.0">left [ 
 S _N ^{(+-`)} 
right ] ^2 
` 
left lline 
 %iphi _{%ialpha _N} 
right rangle ~=~ 

S _N ^{(+-`)} 
` 
left lline 
 %iphi _{%ialpha _N} ^{(+-`)} 
right rangle ~=~ 

left lline 
 %iphi _{%ialpha _N} ^{(+-`)} 
right rangle ~=~ 
S _N ^{(+-`)} 
` 
left lline 
 %iphi _{%ialpha _N} 
right rangle 

newline 
drarrow ~ 

left [ 
 S _N ^{(+-`)} 
right ] ^2 
~=~ 
S _N ^{(+-`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52:31.975000000</meta:creation-date>
    <meta:generator>LibreOffice/4.1.4.2$Windows_x86 LibreOffice_project/0a0440ccc0227ad9829de5f46be37cfb6edcf72</meta:generator>
  </office:meta>
</office:document-meta>
</file>